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Aptos EmbeddedFont', 'Aptos MSFontService', Calibri,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5.8021in"/>
    </style:style>
    <style:style style:name="Table2.A1" style:family="table-cell">
      <style:table-cell-properties fo:padding="0.0201in" fo:border-left="0.05pt solid #000000" fo:border-right="none" fo:border-top="0.05pt solid #000000" fo:border-bottom="0.05pt solid #000000" style:writing-mode="page"/>
    </style:style>
    <style:style style:name="Table2.B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B2" style:family="table-cell">
      <style:table-cell-properties fo:padding="0.0201in" fo:border-left="0.05pt solid #000000" fo:border-right="0.05pt solid #000000" fo:border-top="none" fo:border-bottom="0.05pt solid #000000" style:writing-mode="page"/>
    </style:style>
    <style:style style:name="Table2.4" style:family="table-row">
      <style:table-row-properties style:min-row-height="0.1042in"/>
    </style:style>
    <style:style style:name="Table1" style:family="table">
      <style:table-properties style:width="6.9271in" fo:margin-left="0in" table:align="left"/>
    </style:style>
    <style:style style:name="Table1.A" style:family="table-column">
      <style:table-column-properties style:column-width="1.316in"/>
    </style:style>
    <style:style style:name="Table1.B" style:family="table-column">
      <style:table-column-properties style:column-width="0.559in"/>
    </style:style>
    <style:style style:name="Table1.C" style:family="table-column">
      <style:table-column-properties style:column-width="5.0521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0.8257in"/>
    </style:style>
    <style:style style:name="Table3.C" style:family="table-column">
      <style:table-column-properties style:column-width="5.2757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2e876"/>
    </style:style>
    <style:style style:name="P2" style:family="paragraph" style:parent-style-name="Standard">
      <style:text-properties officeooo:paragraph-rsid="0002e876"/>
    </style:style>
    <style:style style:name="P3" style:family="paragraph" style:parent-style-name="Table_20_Contents">
      <style:text-properties officeooo:paragraph-rsid="0002e876"/>
    </style:style>
    <style:style style:name="P4" style:family="paragraph" style:parent-style-name="Text_20_body">
      <style:text-properties officeooo:paragraph-rsid="0002e876"/>
    </style:style>
    <style:style style:name="P5" style:family="paragraph" style:parent-style-name="Standard">
      <style:text-properties officeooo:rsid="00082a54" officeooo:paragraph-rsid="00082a54"/>
    </style:style>
    <style:style style:name="P6" style:family="paragraph" style:parent-style-name="Text_20_body">
      <style:text-properties officeooo:rsid="00082a54" officeooo:paragraph-rsid="00082a54"/>
    </style:style>
    <style:style style:name="P7" style:family="paragraph" style:parent-style-name="Preformatted_20_Text">
      <style:text-properties officeooo:paragraph-rsid="000939fa"/>
    </style:style>
    <style:style style:name="P8" style:family="paragraph" style:parent-style-name="Standard">
      <style:text-properties officeooo:paragraph-rsid="000939fa"/>
    </style:style>
    <style:style style:name="P9" style:family="paragraph" style:parent-style-name="Preformatted_20_Text">
      <style:text-properties officeooo:paragraph-rsid="000ae1b7"/>
    </style:style>
    <style:style style:name="P10" style:family="paragraph" style:parent-style-name="Standard">
      <style:text-properties fo:color="#000000" loext:opacity="100%" style:font-name="Aptos" fo:font-size="12pt"/>
    </style:style>
    <style:style style:name="P11" style:family="paragraph" style:parent-style-name="Text_20_body">
      <style:text-properties fo:color="#000000" loext:opacity="100%" style:font-name="Aptos" fo:font-size="12pt"/>
    </style:style>
    <style:style style:name="P12" style:family="paragraph" style:parent-style-name="Text_20_body">
      <style:text-properties fo:color="#000000" loext:opacity="100%" style:font-name="Aptos" fo:font-size="12pt" officeooo:rsid="0002e876" officeooo:paragraph-rsid="0002e876"/>
    </style:style>
    <style:style style:name="P13" style:family="paragraph" style:parent-style-name="Table_20_Contents">
      <style:text-properties officeooo:rsid="000939fa" officeooo:paragraph-rsid="000939fa"/>
    </style:style>
    <style:style style:name="P14" style:family="paragraph" style:parent-style-name="Table_20_Contents">
      <style:paragraph-properties fo:text-align="center" style:justify-single-word="false"/>
      <style:text-properties officeooo:rsid="000939fa" officeooo:paragraph-rsid="000939fa"/>
    </style:style>
    <style:style style:name="P15" style:family="paragraph" style:parent-style-name="Standard">
      <style:text-properties officeooo:rsid="000f233c" officeooo:paragraph-rsid="001180a5"/>
    </style:style>
    <style:style style:name="P16" style:family="paragraph" style:parent-style-name="Text_20_body">
      <style:text-properties officeooo:rsid="000f233c" officeooo:paragraph-rsid="001180a5"/>
    </style:style>
    <style:style style:name="P17" style:family="paragraph" style:parent-style-name="Standard">
      <style:text-properties officeooo:rsid="001180a5" officeooo:paragraph-rsid="001180a5"/>
    </style:style>
    <style:style style:name="P18" style:family="paragraph" style:parent-style-name="Table_20_Contents">
      <style:text-properties style:font-name="Aptos" fo:font-size="12pt" officeooo:rsid="0002e876" officeooo:paragraph-rsid="0002e876"/>
    </style:style>
    <style:style style:name="P19" style:family="paragraph" style:parent-style-name="Table_20_Contents">
      <style:paragraph-properties fo:text-align="center" style:justify-single-word="false"/>
      <style:text-properties style:font-name="Aptos" fo:font-size="12pt" officeooo:rsid="0002e876" officeooo:paragraph-rsid="0002e876"/>
    </style:style>
    <style:style style:name="P20" style:family="paragraph" style:parent-style-name="Table_20_Contents">
      <style:text-properties style:font-name="Aptos" fo:font-size="12pt" officeooo:rsid="0002e876" officeooo:paragraph-rsid="000ae1b7"/>
    </style:style>
    <style:style style:name="P21" style:family="paragraph" style:parent-style-name="Table_20_Contents">
      <style:paragraph-properties fo:text-align="center" style:justify-single-word="false"/>
      <style:text-properties style:font-name="Aptos" fo:font-size="12pt" officeooo:rsid="0006e375" officeooo:paragraph-rsid="0006e375"/>
    </style:style>
    <style:style style:name="P22" style:family="paragraph" style:parent-style-name="Table_20_Contents">
      <style:text-properties style:font-name="Aptos" fo:font-size="12pt" officeooo:rsid="0006e375" officeooo:paragraph-rsid="0006e375"/>
    </style:style>
    <style:style style:name="P23" style:family="paragraph" style:parent-style-name="Table_20_Contents">
      <style:paragraph-properties fo:text-align="center" style:justify-single-word="false"/>
      <style:text-properties style:font-name="Aptos" fo:font-size="12pt" fo:font-weight="normal" officeooo:rsid="0006e375" officeooo:paragraph-rsid="0006e375" style:font-weight-asian="normal" style:font-weight-complex="normal"/>
    </style:style>
    <style:style style:name="P24" style:family="paragraph" style:parent-style-name="Table_20_Contents">
      <style:paragraph-properties fo:text-align="center" style:justify-single-word="false"/>
      <style:text-properties style:font-name="Aptos" fo:font-size="12pt" officeooo:rsid="000ae1b7" officeooo:paragraph-rsid="000ae1b7"/>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00ae1b7"/>
    </style:style>
    <style:style style:name="P27" style:family="paragraph" style:parent-style-name="Table_20_Contents">
      <style:paragraph-properties fo:text-align="center" style:justify-single-word="false"/>
      <style:text-properties officeooo:rsid="000ae1b7" officeooo:paragraph-rsid="000ae1b7"/>
    </style:style>
    <style:style style:name="P28" style:family="paragraph" style:parent-style-name="Table_20_Contents">
      <style:text-properties officeooo:rsid="000ae1b7" officeooo:paragraph-rsid="000ae1b7"/>
    </style:style>
    <style:style style:name="P29" style:family="paragraph" style:parent-style-name="Text_20_body">
      <style:text-properties officeooo:paragraph-rsid="001180a5"/>
    </style:style>
    <style:style style:name="P30" style:family="paragraph" style:parent-style-name="Title">
      <style:text-properties officeooo:rsid="0006571a" officeooo:paragraph-rsid="0006571a"/>
    </style:style>
    <style:style style:name="P31" style:family="paragraph" style:parent-style-name="Standard">
      <style:text-properties fo:font-weight="normal" officeooo:rsid="00082a54" officeooo:paragraph-rsid="000939fa" style:font-weight-asian="normal" style:font-weight-complex="normal"/>
    </style:style>
    <style:style style:name="P32" style:family="paragraph" style:parent-style-name="Preformatted_20_Text">
      <style:text-properties fo:font-weight="normal" officeooo:rsid="00082a54" officeooo:paragraph-rsid="000939fa" style:font-weight-asian="normal" style:font-weight-complex="normal"/>
    </style:style>
    <style:style style:name="P33" style:family="paragraph" style:parent-style-name="Standard">
      <style:text-properties fo:font-weight="normal" officeooo:rsid="00082a54" officeooo:paragraph-rsid="00082a54" style:font-weight-asian="normal" style:font-weight-complex="normal"/>
    </style:style>
    <style:style style:name="P34" style:family="paragraph" style:parent-style-name="Standard">
      <style:text-properties fo:font-weight="normal" officeooo:rsid="000939fa" officeooo:paragraph-rsid="000939fa" style:font-weight-asian="normal" style:font-weight-complex="normal"/>
    </style:style>
    <style:style style:name="P35" style:family="paragraph" style:parent-style-name="Heading">
      <style:text-properties officeooo:rsid="00136ef4" officeooo:paragraph-rsid="00136ef4"/>
    </style:style>
    <style:style style:name="P36" style:family="paragraph" style:parent-style-name="Text_20_body">
      <style:text-properties officeooo:rsid="00136ef4" officeooo:paragraph-rsid="00136ef4"/>
    </style:style>
    <style:style style:name="P37" style:family="paragraph" style:parent-style-name="Text_20_body">
      <style:text-properties officeooo:rsid="00132b95" officeooo:paragraph-rsid="00132b95"/>
    </style:style>
    <style:style style:name="P38" style:family="paragraph" style:parent-style-name="Preformatted_20_Text">
      <style:text-properties officeooo:paragraph-rsid="00136ef4"/>
    </style:style>
    <style:style style:name="P39" style:family="paragraph" style:parent-style-name="Preformatted_20_Text">
      <style:paragraph-properties fo:margin-top="0in" fo:margin-bottom="0.1965in" style:contextual-spacing="false"/>
      <style:text-properties officeooo:paragraph-rsid="00138bc8"/>
    </style:style>
    <style:style style:name="P40" style:family="paragraph" style:parent-style-name="Text_20_body">
      <style:text-properties officeooo:rsid="00138bc8" officeooo:paragraph-rsid="00138bc8"/>
    </style:style>
    <style:style style:name="P41" style:family="paragraph" style:parent-style-name="Heading_20_2">
      <style:text-properties officeooo:paragraph-rsid="000f233c"/>
    </style:style>
    <style:style style:name="P42" style:family="paragraph" style:parent-style-name="Heading_20_3">
      <style:text-properties officeooo:rsid="00132b95" officeooo:paragraph-rsid="00132b95"/>
    </style:style>
    <style:style style:name="P43" style:family="paragraph" style:parent-style-name="Table_20_Contents">
      <style:text-properties officeooo:rsid="000939fa" officeooo:paragraph-rsid="000939fa"/>
    </style:style>
    <style:style style:name="P44" style:family="paragraph" style:parent-style-name="Table_20_Contents">
      <style:paragraph-properties fo:text-align="center" style:justify-single-word="false"/>
      <style:text-properties officeooo:rsid="001892ff" officeooo:paragraph-rsid="001892ff"/>
    </style:style>
    <style:style style:name="P45" style:family="paragraph" style:parent-style-name="Table_20_Contents">
      <style:text-properties officeooo:rsid="001892ff" officeooo:paragraph-rsid="001892ff"/>
    </style:style>
    <style:style style:name="P46" style:family="paragraph" style:parent-style-name="Table_20_Contents">
      <style:text-properties officeooo:rsid="001a82c8" officeooo:paragraph-rsid="001a82c8"/>
    </style:style>
    <style:style style:name="T1" style:family="text">
      <style:text-properties fo:color="#000000" loext:opacity="100%" style:font-name="Aptos" fo:font-size="12pt"/>
    </style:style>
    <style:style style:name="T2" style:family="text">
      <style:text-properties fo:color="#000000" loext:opacity="100%" style:font-name="Aptos" fo:font-size="12pt" officeooo:rsid="0002e876"/>
    </style:style>
    <style:style style:name="T3" style:family="text">
      <style:text-properties fo:color="#000000" loext:opacity="100%" style:font-name="Aptos" fo:font-size="12pt" officeooo:rsid="0006e375"/>
    </style:style>
    <style:style style:name="T4" style:family="text">
      <style:text-properties style:font-name="Aptos" fo:font-size="12pt" officeooo:rsid="0002e876"/>
    </style:style>
    <style:style style:name="T5" style:family="text">
      <style:text-properties style:font-name="Aptos" fo:font-size="12pt" officeooo:rsid="000ae1b7"/>
    </style:style>
    <style:style style:name="T6" style:family="text">
      <style:text-properties style:font-name="Aptos" fo:font-size="12pt" officeooo:rsid="001a82c8"/>
    </style:style>
    <style:style style:name="T7" style:family="text">
      <style:text-properties officeooo:rsid="0002e876"/>
    </style:style>
    <style:style style:name="T8" style:family="text">
      <style:text-properties fo:font-weight="bold" style:font-weight-asian="bold" style:font-weight-complex="bold"/>
    </style:style>
    <style:style style:name="T9" style:family="text">
      <style:text-properties fo:font-weight="bold" officeooo:rsid="00082a54" style:font-weight-asian="bold" style:font-weight-complex="bold"/>
    </style:style>
    <style:style style:name="T10" style:family="text">
      <style:text-properties fo:font-weight="bold" officeooo:rsid="00136ef4" style:font-weight-asian="bold" style:font-weight-complex="bold"/>
    </style:style>
    <style:style style:name="T11" style:family="text">
      <style:text-properties fo:font-weight="bold" officeooo:rsid="0017a893" style:font-weight-asian="bold" style:font-weight-complex="bold"/>
    </style:style>
    <style:style style:name="T12" style:family="text">
      <style:text-properties style:font-name="Liberation Mono" fo:font-size="10pt" fo:font-weight="bold" style:font-size-asian="10pt" style:font-weight-asian="bold" style:font-size-complex="10pt" style:font-weight-complex="bold"/>
    </style:style>
    <style:style style:name="T13" style:family="text">
      <style:text-properties style:font-name="Liberation Mono" fo:font-size="10pt" fo:font-weight="bold" officeooo:rsid="0002e876" style:font-size-asian="10pt" style:font-weight-asian="bold" style:font-size-complex="10pt" style:font-weight-complex="bold"/>
    </style:style>
    <style:style style:name="T14" style:family="text">
      <style:text-properties style:font-name="Liberation Mono" fo:font-size="10pt" fo:font-weight="bold" officeooo:rsid="00082a54" style:font-size-asian="10pt" style:font-weight-asian="bold" style:font-size-complex="10pt" style:font-weight-complex="bold"/>
    </style:style>
    <style:style style:name="T15" style:family="text">
      <style:text-properties style:font-name="Liberation Mono" fo:font-size="10pt" fo:font-weight="bold" officeooo:rsid="00136ef4" style:font-size-asian="10pt" style:font-weight-asian="bold" style:font-size-complex="10pt" style:font-weight-complex="bold"/>
    </style:style>
    <style:style style:name="T16" style:family="text">
      <style:text-properties officeooo:rsid="0006571a"/>
    </style:style>
    <style:style style:name="T17" style:family="text">
      <style:text-properties officeooo:rsid="0006e375"/>
    </style:style>
    <style:style style:name="T18" style:family="text">
      <style:text-properties officeooo:rsid="00082a54"/>
    </style:style>
    <style:style style:name="T19" style:family="text">
      <style:text-properties fo:font-weight="normal" officeooo:rsid="00082a54" style:font-weight-asian="normal" style:font-weight-complex="normal"/>
    </style:style>
    <style:style style:name="T20" style:family="text">
      <style:text-properties officeooo:rsid="000939fa"/>
    </style:style>
    <style:style style:name="T21" style:family="text">
      <style:text-properties fo:font-style="italic" officeooo:rsid="000939fa" style:font-style-asian="italic" style:font-style-complex="italic"/>
    </style:style>
    <style:style style:name="T22" style:family="text">
      <style:text-properties fo:font-style="italic" officeooo:rsid="000bb1eb" style:font-style-asian="italic" style:font-style-complex="italic"/>
    </style:style>
    <style:style style:name="T23" style:family="text">
      <style:text-properties fo:font-style="italic" fo:font-weight="bold" officeooo:rsid="0014bf4b" style:font-style-asian="italic" style:font-weight-asian="bold" style:font-style-complex="italic" style:font-weight-complex="bold"/>
    </style:style>
    <style:style style:name="T24" style:family="text">
      <style:text-properties officeooo:rsid="000f233c"/>
    </style:style>
    <style:style style:name="T25" style:family="text">
      <style:text-properties officeooo:rsid="001180a5"/>
    </style:style>
    <style:style style:name="T26" style:family="text">
      <style:text-properties style:font-name="Liberation Sans" fo:font-size="16.1000003814697pt" fo:font-weight="bold" officeooo:rsid="001180a5" style:font-name-asian="Noto Sans CJK SC" style:font-size-asian="16.1000003814697pt" style:font-weight-asian="bold" style:font-name-complex="Lohit Devanagari1" style:font-size-complex="16.1000003814697pt" style:font-weight-complex="bold"/>
    </style:style>
    <style:style style:name="T27" style:family="text">
      <style:text-properties officeooo:rsid="00132b95"/>
    </style:style>
    <style:style style:name="T28" style:family="text">
      <style:text-properties officeooo:rsid="00136ef4"/>
    </style:style>
    <style:style style:name="T29" style:family="text">
      <style:text-properties officeooo:rsid="00138bc8"/>
    </style:style>
    <style:style style:name="T30" style:family="text">
      <style:text-properties officeooo:rsid="0014bf4b"/>
    </style:style>
    <style:style style:name="T31" style:family="text">
      <style:text-properties officeooo:rsid="0015b9d9"/>
    </style:style>
    <style:style style:name="T32" style:family="text">
      <style:text-properties officeooo:rsid="001a82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RFC 7523 and OA4MP</text:p>
      <text:p text:style-name="P10"/>
      <text:p text:style-name="Standard">This is a quick note about how to get a client using RFC 7523 under OA4MP.  <text:span text:style-name="T16">The aim is to get a developer who needs this to work now up to speed.</text:span></text:p>
      <text:p text:style-name="P10"/>
      <text:p text:style-name="Standard"><text:span text:style-name="T1">RFC:</text:span><text:bookmark text:name="OWA0693693e-4b6c-e5f4-40b3-ebb6452b9494"/><text:a xlink:type="simple" xlink:href="https://www.rfc-editor.org/rfc/rfc7523" text:style-name="Internet_20_link" text:visited-style-name="Visited_20_Internet_20_Link">https://www.rfc-editor.org/rfc/rfc7523</text:a></text:p>
      <text:p text:style-name="Heading"><text:line-break/>Executive Summary</text:p>
      <text:p text:style-name="Standard">Register your client with a public key and you can just send requests (as a signed JWT) directly for access tokens – no user involved. This is § 2.1 of the spec. This is far better than that client credential flow – none of the vulnerabilities – and OA4MP supports it right now. <text:line-break/><text:line-break/>You can alternately just use your public key in place of a client password . This is §2.2 of the spec. </text:p>
      <text:p text:style-name="Standard"/>
      <text:p text:style-name="Standard">OA4MP requires you get authorized as per §2.2 to make the request as per §2.1, so we need both of these. <text:span text:style-name="T18">We may relax that in the future. May.</text:span></text:p>
      <text:p text:style-name="Standard"/>
      <text:p text:style-name="Standard">I'll stick to an annotated example of how to make the request to the token endpoint.  The initial kickoff for the flow is RFC 7523, but the flow after that is identical to the device or auth code flow.</text:p>
      <text:h text:style-name="Heading_20_2" text:outline-level="2">Registration with OA4MP</text:h>
      <text:p text:style-name="P4"><text:span text:style-name="T7">If you use the registration endpoint (oauth2/register) then there is a box for the public key. You put your public keys in JWK (JSON webkey) format. This can include multiple keys with identifiers (</text:span><text:span text:style-name="T13">kid</text:span><text:span text:style-name="T7"> ). You keep the private keys and sign your request JWTs with them. Note that you can use a single key, in which case no kid is required in the request, but if you have multiple, you must include it.</text:span></text:p>
      <text:p text:style-name="Text_20_body"><text:span text:style-name="T30">(</text:span><text:span text:style-name="T23">Nota Bene:</text:span><text:span text:style-name="T30">This is for standard OA4MP. For CILogon (which is an extension of OA4MP), this feature is disabled and only available to paying subscribers .)</text:span></text:p>
      <text:h text:style-name="P42" text:outline-level="3">Using the Client Management Endpoint.</text:h>
      <text:p text:style-name="Text_20_body"><text:span text:style-name="T27">If you have an administrative client for OA4MP, you can simply upload your public key(s). </text:span>Remember<text:span text:style-name="T27"> that you can have multiple public keys. <text:s/>This is documented in </text:span><text:a xlink:type="simple" xlink:href="https://datatracker.ietf.org/doc/html/rfc7591" text:style-name="Internet_20_link" text:visited-style-name="Visited_20_Internet_20_Link"><text:span text:style-name="T27">RFC 7591</text:span></text:a><text:span text:style-name="T27"> section 2, under client metadata. You need to supply the </text:span><text:span text:style-name="T12">token_endpoint_auth_method </text:span><text:span text:style-name="T27">with a </text:span><text:span text:style-name="T28">value of </text:span><text:span text:style-name="T15">private_key_jwt</text:span><text:span text:style-name="T28"> as per RFC 7523. Then you supply either </text:span><text:span text:style-name="T15">jwks_uri</text:span> or <text:span text:style-name="T15">jwks</text:span>. <text:span text:style-name="T28">These, by the way are exclusive. <text:s/>The spec is clear that if you can use a JWKS uri (which is just your JWKS) then you must, since it allows for you to control such things as key rotations. Failing that, you can just upload them </text:span></text:p>
      <text:p text:style-name="P35">Example. Using a jwks_uri</text:p>
      <text:p text:style-name="P36">In this example snippet (this is just a tiny part of your full registration), <text:s/><text:span text:style-name="T29">yo give the coordinates for you public key(s) only:</text:span></text:p>
      <text:p text:style-name="Preformatted_20_Text"><text:soft-page-break/><text:s text:c="5"/>{ <text:s text:c="5"/></text:p>
      <text:p text:style-name="Preformatted_20_Text"><text:s text:c="6"/>"token_endpoint_auth_method": "<text:span text:style-name="T28">private_key_jwt</text:span>",</text:p>
      <text:p text:style-name="Preformatted_20_Text"><text:s text:c="6"/>"jwks_uri": "<text:a xlink:type="simple" xlink:href="https://keys.bigstate.edu/public_keys/bob.jwks" text:style-name="Internet_20_link" text:visited-style-name="Visited_20_Internet_20_Link">https://<text:span text:style-name="T28">keys.bigstate.edu</text:span>/public_keys/<text:span text:style-name="T28">bob</text:span>.jwks</text:a>",</text:p>
      <text:p text:style-name="P38"><text:s text:c="6"/>"client_name": "My Example Client", <text:span text:style-name="T8">… </text:span><text:span text:style-name="T10">lots more</text:span></text:p>
      <text:p text:style-name="Preformatted_20_Text"><text:s text:c="4"/></text:p>
      <text:p text:style-name="Preformatted_20_Text"><text:s text:c="5"/>}</text:p>
      <text:p text:style-name="Preformatted_20_Text"/>
      <text:p text:style-name="Heading">Example. Uploading the JSON web keys directly.</text:p>
      <text:p text:style-name="P40">In this example, there is one key (note that the format still must be for a full set of them, which means you send an array). </text:p>
      <text:p text:style-name="Preformatted_20_Text"/>
      <text:p text:style-name="P38"><text:s text:c="5"/>{</text:p>
      <text:p text:style-name="P38"><text:s text:c="6"/>"token_endpoint_auth_method": "<text:span text:style-name="T28">private_key_jwt</text:span>",</text:p>
      <text:p text:style-name="P38"><text:s text:c="6"/>"jwks": {"jwk":[{"alg":"EC",</text:p>
      <text:p text:style-name="Preformatted_20_Text"><text:s text:c="23"/>"crv":"P-256",</text:p>
      <text:p text:style-name="P39"><text:s text:c="24"/>"x":"MKBCTNIcKUSDi… <text:line-break/> <text:s text:c="23"/><text:span text:style-name="T11">(lots more!!)<text:line-break/></text:span> <text:s text:c="21"/><text:span text:style-name="T28">}]<text:line-break/></text:span> <text:s text:c="14"/><text:span text:style-name="T28">},<text:line-break/></text:span> <text:s text:c="8"/>"client_name": "My Example Client", <text:span text:style-name="T8">… </text:span><text:span text:style-name="T10">lots more<text:line-break/></text:span> <text:s text:c="4"/>}</text:p>
      <text:p text:style-name="Text_20_body"><text:span text:style-name="T30">Again, if you upload both <text:s/></text:span><text:span text:style-name="T15">jwks_uri</text:span><text:span text:style-name="T30"> and </text:span><text:span text:style-name="T15">jwks </text:span><text:span text:style-name="T30">then as per the specification, the server will reject the request. If this works, then your client is now RFC 7523 capable and you can use it as described in the rest of this document, for either just authorization or to create signed authorization grants. </text:span><text:span text:style-name="T31">Note that you choose which key is used by specifying the kid (see below) when sending a request to the server.</text:span></text:p>
      <text:p text:style-name="P37"><text:s/></text:p>
      <text:h text:style-name="Heading_20_2" text:outline-level="2">Authorization <text:span text:style-name="T7">(</text:span><text:span text:style-name="T2">§2.2)</text:span></text:h>
      <text:p text:style-name="Standard">A typical request to the token endpoint POSTs the following two things</text:p>
      <text:p text:style-name="Preformatted_20_Text"><text:line-break/> client_assertion_type=<text:line-break/>   urn:ietf:params:oauth:client-assertion-type:jwt-bearer</text:p>
      <text:p text:style-name="Preformatted_20_Text">client_assertion=signed auth JWT</text:p>
      <text:p text:style-name="P10"/>
      <text:p text:style-name="Standard">The <text:span text:style-name="T12">client_assertion_type</text:span> is fixed and required. The "signed auth JWT" is a JWT that is signed with your private key. OA4MP uses the stored public key to verify.</text:p>
      <text:p text:style-name="Standard">Typical example is (line breaks added, signature truncated)</text:p>
      <text:p text:style-name="Standard"/>
      <text:p text:style-name="P1">eyJraWQiOiJCMzNGODZBMzI3QTIzMkU5IiwidHlwIjoiSldUIiwiYWxnIjoiUlMyNTYifQ</text:p>
      <text:p text:style-name="P1">.eyJhdWQiOiJodHRwczovL2xvY2FsaG9zdDo5NDQzL29hdXRoMi90b2tlbiIsImV4cCI6MTcxNzYyMjY1MCwiaWF0IjoxNzE3NjIxNzUwLCJpc3MiOiJhdXRvLXRlc3Q6L29hdXRoL3JmYzkwNjgvcWRsIiwianRpIjoiYXV0by10ZXN0Oi9vYXV0aC9yZmM5MDY4L3FkbC9yZmM3NTIzL0ZIZlRab042WHdwSjk5Y1ZaMGFETWJpTXg1Z2xHTG1EY1hHSWtyTUM2UmMiInN1YiI6ImF1dG8tdGVzdDovb2F1dGgvcmZjOTA2OC9xZGwiLH0</text:p>
      <text:p text:style-name="P1">.ukG2PD8_InSZ8cdFn1FHs_tSv_cpFUEIGMfv-0y2xXDNkk73NM1sIuBfgSLS_0v...</text:p>
      <text:p text:style-name="P11"/>
      <text:p text:style-name="P11">which has header</text:p>
      <text:p text:style-name="P1"><text:soft-page-break/>{</text:p>
      <text:p text:style-name="P1"><text:s text:c="2"/>"kid":"B33F86A327A232E9",</text:p>
      <text:p text:style-name="P1"><text:s text:c="2"/>"typ":"JWT",</text:p>
      <text:p text:style-name="P1"><text:s text:c="2"/>"alg":"RS256"</text:p>
      <text:p text:style-name="P1">}</text:p>
      <table:table table:name="Table2" table:style-name="Table2">
        <table:table-column table:style-name="Table2.A"/>
        <table:table-column table:style-name="Table2.B"/>
        <table:table-row>
          <table:table-cell table:style-name="Table2.A1" office:value-type="string">
            <text:p text:style-name="P23">Key</text:p>
          </table:table-cell>
          <table:table-cell table:style-name="Table2.B1" office:value-type="string">
            <text:p text:style-name="P21">Description</text:p>
          </table:table-cell>
        </table:table-row>
        <table:table-row>
          <table:table-cell table:style-name="Table2.A2" office:value-type="string">
            <text:p text:style-name="P25">kid</text:p>
          </table:table-cell>
          <table:table-cell table:style-name="Table2.B2" office:value-type="string">
            <text:p text:style-name="P22">The key identifier in the JWK used at registration. </text:p>
          </table:table-cell>
        </table:table-row>
        <table:table-row>
          <table:table-cell table:style-name="Table2.A2" office:value-type="string">
            <text:p text:style-name="P25">typ</text:p>
          </table:table-cell>
          <table:table-cell table:style-name="Table2.B2" office:value-type="string">
            <text:p text:style-name="P22">Type of payload. This is fixed at <text:span text:style-name="T8">JWT</text:span></text:p>
          </table:table-cell>
        </table:table-row>
        <table:table-row table:style-name="Table2.4">
          <table:table-cell table:style-name="Table2.A2" office:value-type="string">
            <text:p text:style-name="P25">alg</text:p>
          </table:table-cell>
          <table:table-cell table:style-name="Table2.B2" office:value-type="string">
            <text:p text:style-name="P22">The algorithm used. Required</text:p>
          </table:table-cell>
        </table:table-row>
      </table:table>
      <text:p text:style-name="P11"/>
      <text:p text:style-name="P4"><text:span text:style-name="T3">Again, if you uploaded a single key, you don’t need a kid. The </text:span><text:span text:style-name="T2">payload </text:span><text:span text:style-name="T3">decodes as</text:span></text:p>
      <text:p text:style-name="Preformatted_20_Text"><text:bookmark text:name="__DdeLink__4113_2272229002"/><text:bookmark-start text:name="__DdeLink__4199_2272229002"/>{<text:line-break/> <text:s/>"aud": "https://localhost:9443/oauth2/token",<text:line-break/> <text:s/>"exp": 1717622650,<text:line-break/> <text:s/>"iat": 1717621750,<text:line-break/> <text:s/>"iss": "auto-test:/oauth/rfc9068/qdl",<text:line-break/> <text:s/>"jti": "auto-test:/oauth/rfc9068/qdl/rfc7523/FHfTZoN6XwpJ99cVZ0aDMbiMx5glGLmDcXGIkrMC6Rc"<text:line-break/> <text:s/>"sub": "auto-test:/oauth/rfc9068/qdl"<text:line-break/>}<text:bookmark-end text:name="__DdeLink__4199_2272229002"/></text:p>
      <text:p text:style-name="P2"/>
      <text:p text:style-name="Preformatted_20_Text"/>
      <text:p text:style-name="P12">Notes</text:p>
      <table:table table:name="Table1" table:style-name="Table1">
        <table:table-column table:style-name="Table1.A"/>
        <table:table-column table:style-name="Table1.B"/>
        <table:table-column table:style-name="Table1.C"/>
        <table:table-row>
          <table:table-cell table:style-name="Table1.A1" office:value-type="string">
            <text:p text:style-name="P19">key</text:p>
          </table:table-cell>
          <table:table-cell table:style-name="Table1.A1" office:value-type="string">
            <text:p text:style-name="P24">Req?</text:p>
          </table:table-cell>
          <table:table-cell table:style-name="Table1.C1" office:value-type="string">
            <text:p text:style-name="P19">Description</text:p>
          </table:table-cell>
        </table:table-row>
        <table:table-row>
          <table:table-cell table:style-name="Table1.A2" office:value-type="string">
            <text:p text:style-name="P26">aud</text:p>
          </table:table-cell>
          <table:table-cell table:style-name="Table1.A2" office:value-type="string">
            <text:p text:style-name="P27">Y</text:p>
          </table:table-cell>
          <table:table-cell table:style-name="Table1.C2" office:value-type="string">
            <text:p text:style-name="P20">The server address</text:p>
          </table:table-cell>
        </table:table-row>
        <table:table-row>
          <table:table-cell table:style-name="Table1.A2" office:value-type="string">
            <text:p text:style-name="P25">exp</text:p>
          </table:table-cell>
          <table:table-cell table:style-name="Table1.A2" office:value-type="string">
            <text:p text:style-name="P27">Y</text:p>
          </table:table-cell>
          <table:table-cell table:style-name="Table1.C2" office:value-type="string">
            <text:p text:style-name="P22">Timestamp in seconds when this request expires</text:p>
          </table:table-cell>
        </table:table-row>
        <table:table-row>
          <table:table-cell table:style-name="Table1.A2" office:value-type="string">
            <text:p text:style-name="P25">iat</text:p>
          </table:table-cell>
          <table:table-cell table:style-name="Table1.A2" office:value-type="string">
            <text:p text:style-name="P27">N</text:p>
          </table:table-cell>
          <table:table-cell table:style-name="Table1.C2" office:value-type="string">
            <text:p text:style-name="P22">Timestamp in seconds when this request was created</text:p>
          </table:table-cell>
        </table:table-row>
        <table:table-row>
          <table:table-cell table:style-name="Table1.A2" office:value-type="string">
            <text:p text:style-name="P25">iss</text:p>
          </table:table-cell>
          <table:table-cell table:style-name="Table1.A2" office:value-type="string">
            <text:p text:style-name="P27">Y</text:p>
          </table:table-cell>
          <table:table-cell table:style-name="Table1.C2" office:value-type="string">
            <text:p text:style-name="P18">The client identifier</text:p>
          </table:table-cell>
        </table:table-row>
        <table:table-row>
          <table:table-cell table:style-name="Table1.A2" office:value-type="string">
            <text:p text:style-name="P25">jti</text:p>
          </table:table-cell>
          <table:table-cell table:style-name="Table1.A2" office:value-type="string">
            <text:p text:style-name="P27">N</text:p>
          </table:table-cell>
          <table:table-cell table:style-name="Table1.C2" office:value-type="string">
            <text:p text:style-name="P22">An identifier created by the client. This is ignored by the server but is passed back at times. </text:p>
          </table:table-cell>
        </table:table-row>
        <table:table-row>
          <table:table-cell table:style-name="Table1.A2" office:value-type="string">
            <text:p text:style-name="P25">sub</text:p>
          </table:table-cell>
          <table:table-cell table:style-name="Table1.A2" office:value-type="string">
            <text:p text:style-name="P27">Y</text:p>
          </table:table-cell>
          <table:table-cell table:style-name="Table1.C2" office:value-type="string">
            <text:p text:style-name="P3"><text:span text:style-name="T4">The client identifier. </text:span><text:span text:style-name="T5">Fixed, </text:span><text:span text:style-name="T6">as per spec.</text:span></text:p>
          </table:table-cell>
        </table:table-row>
      </table:table>
      <text:p text:style-name="P12"/>
      <text:h text:style-name="Heading_20_2" text:outline-level="2">Authorization <text:span text:style-name="T17">Grant </text:span><text:span text:style-name="T7">(§2.</text:span><text:span text:style-name="T17">1</text:span><text:span text:style-name="T7">)</text:span></text:h>
      <text:p text:style-name="P6">Quick review: A standard authorization code flow sends a request, the user needs to authenticate, then the client gets a response which includes the authorization grant. This response is used at the token endpoint to get an access token.</text:p>
      <text:p text:style-name="Text_20_body">RFC 7523 <text:span text:style-name="T18">lets you simply write your own authorization grant and send it to the token endpoint. The trick, of course, is that your client has a trust relationship with the server (the public key) so we know it can only have come from a specific client and cannot be forged. </text:span></text:p>
      <text:p text:style-name="P6">The request POSTs the following</text:p>
      <text:p text:style-name="Preformatted_20_Text"><text:soft-page-break/><text:s/>grant_type<text:span text:style-name="T18">=</text:span></text:p>
      <text:p text:style-name="Preformatted_20_Text"><text:s text:c="3"/>urn:ietf:params:oauth:grant-type:jwt-beare<text:span text:style-name="T18">r</text:span></text:p>
      <text:p text:style-name="Preformatted_20_Text">assertion=auth grant JWT</text:p>
      <text:p text:style-name="P5"/>
      <text:p text:style-name="P8"><text:span text:style-name="T18">The </text:span><text:span text:style-name="T14">grant_type</text:span><text:span text:style-name="T9"> </text:span><text:span text:style-name="T19">is fixed and must be as given. The auth grant JWT is a JWT that is signed with your private key. OA4MP uses the stored public key to verify.</text:span></text:p>
      <text:p text:style-name="P31">Typical example is (line breaks added, signature truncated)</text:p>
      <text:p text:style-name="P33"/>
      <text:p text:style-name="P7">eyJraWQiOiJCMzNGODZBMzI3QTIzMkU5IiwidHlwIjoiSldUIiwiYWxnIjoiUlMyNTYifQ</text:p>
      <text:p text:style-name="P7">.eyJhdWQiOiJodHRwczovL2xvY2FsaG9zdDo5NDQzL29hdXRoMi90b2tlbiIsImV4cCI6MTcxNzYyMjY1MCwiaWF0IjoxNzE3NjIxNzUwLCJpc3MiOiJhdXRvLXRlc3Q6L29hdXRoL3JmYzkwNjgvcWRsIiwianRpIjoiYXV0by10ZXN0Oi9vYXV0aC9yZmM5MDY4L3FkbC9yZmM3NTIzL044Sk81VW9wN18tb2NSR1lfWHRocVRYenctaVNWN0hRYmVEUGUza0FQbXMiIm5vbmNlIjoidXRyVmpoZ2ZGZ0V4NHlLYnRQNDNHU3B2YkZtbXBqWkR0eGNVbk9pMkFOayIsInJlc291cmNlIjoiQU5ZIiwic2NvcGUiOlsib3BlbmlkIiwib3JnLmNpbG9nb24udXNlcmluZm8iXSwic3ViIjoiZGF2ZW5wb3J0In0</text:p>
      <text:p text:style-name="P7">.orJxMrEbQa-Q7Mue...</text:p>
      <text:p text:style-name="Preformatted_20_Text"/>
      <text:p text:style-name="P34">The header decodes as</text:p>
      <text:p text:style-name="P33"/>
      <text:p text:style-name="P7">{</text:p>
      <text:p text:style-name="P7"><text:s text:c="2"/>"kid":"B33F86A327A232E9",</text:p>
      <text:p text:style-name="P7"><text:s text:c="2"/>"typ":"JWT",</text:p>
      <text:p text:style-name="P7"><text:s text:c="2"/>"alg":"RS256"</text:p>
      <text:p text:style-name="P32">}</text:p>
      <text:p text:style-name="Standard"/>
      <text:p text:style-name="Standard">See above, <text:span text:style-name="T20">since this is identical. The payload decodes as</text:span></text:p>
      <text:p text:style-name="Standard"/>
      <text:p text:style-name="P9"><text:bookmark-start text:name="__DdeLink__4194_2272229002"/>{</text:p>
      <text:p text:style-name="P9"><text:s text:c="2"/>"aud": "https://localhost:9443/oauth2/token",<text:line-break/> <text:s/>"exp": 1717622650,<text:line-break/> <text:s/>"iat": 1717621750,<text:line-break/> <text:s/>"iss": "auto-test:/oauth/rfc9068/qdl",<text:line-break/> <text:s/>"jti": "auto-test:/oauth/rfc9068/qdl/rfc7523/N8JO5Uop7_-ocRGY_XthqTXzw-iSV7HQbeDPe3kAPms"<text:line-break/> <text:s/>"nonce": "utrVjhgfFgEx4yKbtP43GSpvbFmmpjZDtxcUnOi2ANk",<text:line-break/> <text:s/>"resource": "ANY",<text:line-break/> <text:s/>"scope": ["openid","org.cilogon.userinfo"],<text:line-break/> <text:s/>"sub": "davenport"<text:line-break/>}<text:bookmark-end text:name="__DdeLink__4194_2272229002"/></text:p>
      <text:p text:style-name="Standard"/>
      <text:p text:style-name="Standard"/>
      <text:p text:style-name="P8"><text:span text:style-name="T21">Note that any parameters you can normally send in a request can be encoded here. Hence the scope and </text:span><text:span text:style-name="T22">resource</text:span><text:span text:style-name="T21">.</text:span></text:p>
      <text:p text:style-name="Standard"/>
      <table:table table:name="Table3" table:style-name="Table3">
        <table:table-column table:style-name="Table3.A" table:number-columns-repeated="2"/>
        <table:table-column table:style-name="Table3.C"/>
        <table:table-row>
          <table:table-cell table:style-name="Table3.A1" office:value-type="string">
            <text:p text:style-name="P14">Key</text:p>
          </table:table-cell>
          <table:table-cell table:style-name="Table3.A1" office:value-type="string">
            <text:p text:style-name="P14">Req?</text:p>
          </table:table-cell>
          <table:table-cell table:style-name="Table3.C1" office:value-type="string">
            <text:p text:style-name="P14">Description</text:p>
          </table:table-cell>
        </table:table-row>
        <table:table-row>
          <table:table-cell table:style-name="Table3.A2" office:value-type="string">
            <text:p text:style-name="P27">aud</text:p>
          </table:table-cell>
          <table:table-cell table:style-name="Table3.A2" office:value-type="string">
            <text:p text:style-name="P27">Y</text:p>
          </table:table-cell>
          <table:table-cell table:style-name="Table3.C2" office:value-type="string">
            <text:p text:style-name="P28">The address of the server</text:p>
          </table:table-cell>
        </table:table-row>
        <table:table-row>
          <table:table-cell table:style-name="Table3.A2" office:value-type="string">
            <text:p text:style-name="P14">exp</text:p>
          </table:table-cell>
          <table:table-cell table:style-name="Table3.A2" office:value-type="string">
            <text:p text:style-name="P14">Y</text:p>
          </table:table-cell>
          <table:table-cell table:style-name="Table3.C2" office:value-type="string">
            <text:p text:style-name="P13">The expiration timestamp, in seconds</text:p>
          </table:table-cell>
        </table:table-row>
        <table:table-row>
          <table:table-cell table:style-name="Table3.A2" office:value-type="string">
            <text:p text:style-name="P14">iat</text:p>
          </table:table-cell>
          <table:table-cell table:style-name="Table3.A2" office:value-type="string">
            <text:p text:style-name="P27">N</text:p>
          </table:table-cell>
          <table:table-cell table:style-name="Table3.C2" office:value-type="string">
            <text:p text:style-name="P13">The issued at timestamp, in seconds</text:p>
          </table:table-cell>
        </table:table-row>
        <table:table-row>
          <table:table-cell table:style-name="Table3.A2" office:value-type="string">
            <text:p text:style-name="P44">id_token</text:p>
          </table:table-cell>
          <table:table-cell table:style-name="Table3.A2" office:value-type="string">
            <text:p text:style-name="P44">N</text:p>
          </table:table-cell>
          <table:table-cell table:style-name="Table3.C2" office:value-type="string">
            <text:p text:style-name="P45">A JSON object that is the ID token. This will be returned in e.g. the user info endpoint. </text:p>
          </table:table-cell>
        </table:table-row>
        <table:table-row>
          <table:table-cell table:style-name="Table3.A2" office:value-type="string">
            <text:p text:style-name="P14">iss</text:p>
          </table:table-cell>
          <table:table-cell table:style-name="Table3.A2" office:value-type="string">
            <text:p text:style-name="P14">Y</text:p>
          </table:table-cell>
          <table:table-cell table:style-name="Table3.C2" office:value-type="string">
            <text:p text:style-name="P13">The client identifier</text:p>
          </table:table-cell>
        </table:table-row>
        <table:table-row>
          <table:table-cell table:style-name="Table3.A2" office:value-type="string">
            <text:p text:style-name="P14">jti</text:p>
          </table:table-cell>
          <table:table-cell table:style-name="Table3.A2" office:value-type="string">
            <text:p text:style-name="P27">N</text:p>
          </table:table-cell>
          <table:table-cell table:style-name="Table3.C2" office:value-type="string">
            <text:p text:style-name="P13">A client generated identifier</text:p>
          </table:table-cell>
        </table:table-row>
        <text:soft-page-break/>
        <table:table-row>
          <table:table-cell table:style-name="Table3.A2" office:value-type="string">
            <text:p text:style-name="P14">nonce</text:p>
          </table:table-cell>
          <table:table-cell table:style-name="Table3.A2" office:value-type="string">
            <text:p text:style-name="P14">N</text:p>
          </table:table-cell>
          <table:table-cell table:style-name="Table3.C2" office:value-type="string">
            <text:p text:style-name="P13">A nonce (one-time random string) a client may use to track requests</text:p>
          </table:table-cell>
        </table:table-row>
        <table:table-row>
          <table:table-cell table:style-name="Table3.A2" office:value-type="string">
            <text:p text:style-name="P27">resource</text:p>
          </table:table-cell>
          <table:table-cell table:style-name="Table3.A2" office:value-type="string">
            <text:p text:style-name="P27">N</text:p>
          </table:table-cell>
          <table:table-cell table:style-name="Table3.C2" office:value-type="string">
            <text:p text:style-name="P28">OA4MP request parameter</text:p>
          </table:table-cell>
        </table:table-row>
        <table:table-row>
          <table:table-cell table:style-name="Table3.A2" office:value-type="string">
            <text:p text:style-name="P27">scope</text:p>
          </table:table-cell>
          <table:table-cell table:style-name="Table3.A2" office:value-type="string">
            <text:p text:style-name="P27">N</text:p>
          </table:table-cell>
          <table:table-cell table:style-name="Table3.C2" office:value-type="string">
            <text:p text:style-name="P28">OA4MP request parameter</text:p>
          </table:table-cell>
        </table:table-row>
        <table:table-row>
          <table:table-cell table:style-name="Table3.A2" office:value-type="string">
            <text:p text:style-name="P14">sub</text:p>
          </table:table-cell>
          <table:table-cell table:style-name="Table3.A2" office:value-type="string">
            <text:p text:style-name="P14">Y</text:p>
          </table:table-cell>
          <table:table-cell table:style-name="Table3.C2" office:value-type="string">
            <text:p text:style-name="P13">Usually the user name. This will be used as the subject of the identity token.</text:p>
            <text:p text:style-name="P46">If sending the id_token, it may be included in that.</text:p>
          </table:table-cell>
        </table:table-row>
      </table:table>
      <text:p text:style-name="Standard"/>
      <text:h text:style-name="P41" text:outline-level="2"><text:span text:style-name="T24">RFC7523 and </text:span><text:span text:style-name="T26">the device flow (RFC 8628)</text:span></text:h>
      <text:p text:style-name="P29"><text:span text:style-name="T24">You may register your client’s key(s) and simply use them for authorization </text:span><text:span text:style-name="T25">in </text:span><text:span text:style-name="T24">the device code flow. </text:span></text:p>
      <text:p text:style-name="Preformatted_20_Text">{<text:line-break/> <text:s/>"alg": "RS256",<text:line-break/> <text:s/>"kid": "EC9FCFCB3716AC4C2279DF42EC98CABF",<text:line-break/> <text:s/>"typ": "JWT"<text:line-break/>}</text:p>
      <text:p text:style-name="P15"/>
      <text:p text:style-name="P17">The only slight change is to note that, as per the spec., the aud claim is the endpoint, so it must be the device code flow endpoint:</text:p>
      <text:p text:style-name="P17"/>
      <text:p text:style-name="Preformatted_20_Text">{<text:line-break/> <text:s/>"aud": "https://localhost:9443/oauth2/device_authorization",<text:line-break/> <text:s/>"exp": 1717709668,<text:line-break/> <text:s/>"iat": 1717708768,<text:line-break/> <text:s/>"iss": "ashigaru:command.line2",<text:line-break/> <text:s/>"jti": "ashigaru:command.line2/rfc7523/SpPddDaTx6SFJ7Cd9x4DYbwhQ4RtaM6FWSLUU3KJJr4"<text:line-break/> <text:s/>"sub": "ashigaru:command.line2",<text:line-break/>}</text:p>
      <text:p text:style-name="P15"/>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Aptos EmbeddedFont', 'Aptos MSFontService', Calibri,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06:49:05.010412144</meta:creation-date>
    <dc:date>2025-07-05T13:43:19.051748178</dc:date>
    <meta:editing-duration>PT8H55M5S</meta:editing-duration>
    <meta:editing-cycles>12</meta:editing-cycles>
    <meta:generator>LibreOffice/24.2.7.2$Linux_X86_64 LibreOffice_project/420$Build-2</meta:generator>
    <meta:document-statistic meta:table-count="3" meta:image-count="0" meta:object-count="0" meta:page-count="5" meta:paragraph-count="137" meta:word-count="1120" meta:character-count="8345" meta:non-whitespace-character-count="7092"/>
  </office:meta>
</office:document-meta>
</file>